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 style:font-size-asian="18pt" style:font-size-complex="18p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officeooo:paragraph-rsid="00103d30" style:text-blinking="false" fo:background-color="transparent" style:font-size-asian="18pt" style:font-size-complex="18pt"/>
    </style:style>
    <style:style style:name="P8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1d1c1d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1d1c1d" style:text-line-through-style="none" style:text-line-through-type="none" style:font-name="Arial" fo:font-size="18pt" fo:font-style="normal" style:text-underline-style="none" fo:font-weight="bold" style:text-blinking="false" fo:background-color="transparent" style:font-size-asian="18pt" style:font-size-complex="18p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size="18pt" style:font-size-asian="18pt" style:font-size-complex="18pt"/>
    </style:style>
    <style:style style:name="P11" style:family="paragraph" style:parent-style-name="Text_20_body">
      <loext:graphic-properties draw:fill="none" draw:fill-color="#ffffff"/>
      <style:paragraph-properties fo:margin-left="0in" fo:margin-right="0in" fo:text-indent="0in" style:auto-text-indent="false" fo:background-color="transparent" style:writing-mode="lr-tb"/>
      <style:text-properties fo:font-variant="normal" fo:text-transform="none" fo:color="#1d1c1d" style:text-line-through-style="none" style:text-line-through-type="none" style:font-name="Arial" fo:font-size="11.5pt" fo:font-style="normal" style:text-underline-style="none" fo:font-weight="normal" style:text-blinking="false"/>
    </style:style>
    <style:style style:name="T1" style:family="text">
      <style:text-properties fo:font-variant="normal" fo:text-transform="none" fo:color="#1d1c1d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1d1c1d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1d1c1d" style:text-line-through-style="none" style:text-line-through-type="none" style:font-name="Arial" fo:font-style="normal" style:text-underline-style="none" fo:font-weight="bold" officeooo:rsid="00103d3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6" style:family="text">
      <style:text-properties officeooo:rsid="00103d30"/>
    </style:style>
    <style:style style:name="T7" style:family="text">
      <style:text-properties fo:font-weight="normal" officeooo:rsid="00103d30" style:font-weight-asian="normal" style:font-weight-complex="normal"/>
    </style:style>
    <style:style style:name="T8" style:family="text">
      <style:text-properties fo:font-size="11pt" fo:font-weight="normal" officeooo:rsid="00103d30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bd7acc5b-7fff-044d-6257-b1f0d53ea6b2"/><text:span text:style-name="T6">Tema 1: </text:span>Domeniul medical.</text:p>
      <text:p text:style-name="P6"><text:span text:style-name="T8">Sugestie de intrebari ajutatoare pentru elaborarea temei:</text:span></text:p>
      <text:list xml:id="list3917794362" text:style-name="L1">
        <text:list-item>
          <text:p text:style-name="P1">Cum abordăm legătura dintre pacient și medic?</text:p>
        </text:list-item>
        <text:list-item>
          <text:p text:style-name="P1">Cum pot fi repartizați medicii la diferite unității?</text:p>
        </text:list-item>
        <text:list-item>
          <text:p text:style-name="P1">Cum putem monitoriza resursele din spitale?</text:p>
        </text:list-item>
      </text:list>
      <text:p text:style-name="Text_20_body"/>
      <text:p text:style-name="P6"><text:span text:style-name="T6">Tema 2: </text:span>Viața de zi cu zi.</text:p>
      <text:p text:style-name="P7"><text:span text:style-name="T8">Sugestie de intrebari ajutatoare pentru elaborarea temei:</text:span></text:p>
      <text:list xml:id="list2889188819" text:style-name="L2">
        <text:list-item>
          <text:p text:style-name="P2">Cum ne menținem sănătoși fizic / mental?</text:p>
        </text:list-item>
        <text:list-item>
          <text:p text:style-name="P2">Cum ne drămuim / procurăm resursele?</text:p>
        </text:list-item>
      </text:list>
      <text:p text:style-name="Text_20_body"/>
      <text:p text:style-name="P10"><text:span text:style-name="T3">Tema 3: </text:span><text:span text:style-name="T2">Business</text:span><text:span text:style-name="T5">.</text:span></text:p>
      <text:p text:style-name="P7"><text:span text:style-name="T8">Sugestie de intrebari ajutatoare pentru elaborarea temei:</text:span></text:p>
      <text:list xml:id="list1523699891" text:style-name="L3">
        <text:list-item>
          <text:p text:style-name="P3">Cum susținem persoanele aflate în șomaj tehnic?</text:p>
        </text:list-item>
        <text:list-item>
          <text:p text:style-name="P3">Cum putem îmbunătăți calitatea lucrului de acasă?</text:p>
        </text:list-item>
        <text:list-item>
          <text:p text:style-name="P3">Cum putem susține businessurile locale?</text:p>
        </text:list-item>
      </text:list>
      <text:p text:style-name="P11"/>
      <text:p text:style-name="P6"><text:span text:style-name="T6">Tema 4: </text:span>Comunitate și vecinătate.</text:p>
      <text:p text:style-name="P7"><text:span text:style-name="T8">Sugestie de intrebari ajutatoare pentru elaborarea temei:</text:span></text:p>
      <text:list xml:id="list2279757044" text:style-name="L5">
        <text:list-item>
          <text:p text:style-name="P4">Cum putem afla cât de aglomerat e un anumit loc?</text:p>
        </text:list-item>
        <text:list-item>
          <text:p text:style-name="P4">Cum putem detecta fake-news?</text:p>
        </text:list-item>
        <text:list-item>
          <text:p text:style-name="P4">Cum se pot ajuta oamenii din comunitate între ei?</text:p>
        </text:list-item>
        <text:list-item>
          <text:p text:style-name="P4">Cum putem afla dacă am intrat în contact cu o persoana infectată?</text:p>
        </text:list-item>
      </text:list>
      <text:p text:style-name="Text_20_body"/>
      <text:p text:style-name="P9"><text:span text:style-name="T6">Tema 5: </text:span>Educație și Cultură.</text:p>
      <text:p text:style-name="P7"><text:span text:style-name="T8">Sugestie de intrebari ajutatoare pentru elaborarea temei:</text:span></text:p>
      <text:list xml:id="list1462986107" text:style-name="L6">
        <text:list-item>
          <text:p text:style-name="P8">Care este cea mai buna modalitate pentru online learning?</text:p>
        </text:list-item>
        <text:list-item>
          <text:p text:style-name="P5">Cum putem muta evenimentele culturale în online?</text:p>
        </text:list-item>
        <text:list-item>
          <text:p text:style-name="P5">Cum putem digitaliza materialele didactice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0:53:55.272851834</meta:creation-date>
    <dc:date>2020-04-01T10:58:01.655989846</dc:date>
    <meta:editing-duration>PT3M5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83" meta:character-count="1133" meta:non-whitespace-character-count="990"/>
  </office:meta>
</office:document-meta>
</file>